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 officeooo:paragraph-rsid="0016e56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italic" fo:font-weight="normal" style:font-style-asian="italic" style:font-style-complex="italic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olden Bottle </text:p>
      <text:p text:style-name="P4"/>
      <text:p text:style-name="P5">Исходные данные </text:p>
      <text:p text:style-name="P5"/>
      <text:p text:style-name="P3">Файл golden_bottle.sketch — страница конкурса и UI kit. </text:p>
      <text:p text:style-name="P3"/>
      <text:p text:style-name="P7">Задача </text:p>
      <text:p text:style-name="P9"/>
      <text:p text:style-name="P1">Сверстать страницу конкурса, используя HTML5, CSS3 и JS/jQuery с умом :)</text:p>
      <text:p text:style-name="P1">Применить компонентный подход к веб - разработке, БЭМ и масштабируемую векторную графику SVG. </text:p>
      <text:p text:style-name="P1"/>
      <text:p text:style-name="P6">Адаптив </text:p>
      <text:p text:style-name="P1"/>
      <text:p text:style-name="P2">320px - 2000px. Поддержка ретины.</text:p>
      <text:p text:style-name="P2"><text:s/></text:p>
      <text:p text:style-name="P6">Поддержка последних версий браузеров<text:span text:style-name="T2">: </text:span></text:p>
      <text:p text:style-name="P8"/>
      <text:p text:style-name="P8">• <text:span text:style-name="T1">Google Chrome</text:span></text:p>
      <text:p text:style-name="P8">• <text:span text:style-name="T1">Mozila Firefox</text:span></text:p>
      <text:p text:style-name="P8">• <text:span text:style-name="T1">Opera </text:span></text:p>
      <text:p text:style-name="P8">• <text:span text:style-name="T1">Safari</text:span></text:p>
      <text:p text:style-name="P8">• <text:span text:style-name="T1">Edge </text:span></text:p>
      <text:p text:style-name="P8"><text:span text:style-name="T1"/></text:p>
      <text:p text:style-name="P6">Анимация</text:p>
      <text:p text:style-name="P6"/>
      <text:p text:style-name="P1">Прелоадер — набор бутылок, <text:s/>который вы найдете в UI kit. Выбор анимации </text:p>
      <text:p text:style-name="P1">появления по своему желанию или последовательное проявление, одна за другой с изменением размера - 100%-120%- 100%. Добавляем бесконечную анимацию заливки, изменения в диапазоне от самой темной бутылки до самой светлой. </text:p>
      <text:p text:style-name="P1">Все интерактивные элементы должны реагировать на действия пользователя соответственно UI kit. Изменение стилей происходит плавно, без скачков. Смена выбора радио кнопки сопровождается сменой описания ниже. </text:p>
      <text:p text:style-name="P1"/>
      <text:p text:style-name="P6">Валидация </text:p>
      <text:p text:style-name="P6"/>
      <text:p text:style-name="P1">Происходит при потери фокуса у элемента. До заполнения всех полей кнопка отправки формы находится в отключенном состоянии. При отправке формы необходимо вывести массив с данными в консоль. </text:p>
      <text:p text:style-name="P1">Получившийся результат залить в репозиторий, приложить краткое описание по настройке</text:p>
      <text:p text:style-name="P1">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2:11:37.425299091</meta:creation-date>
    <dc:date>2018-01-17T22:21:36.281658089</dc:date>
    <meta:editing-duration>PT10M1S</meta:editing-duration>
    <meta:editing-cycles>1</meta:editing-cycles>
    <meta:document-statistic meta:table-count="0" meta:image-count="0" meta:object-count="0" meta:page-count="1" meta:paragraph-count="23" meta:word-count="164" meta:character-count="1190" meta:non-whitespace-character-count="1030"/>
    <meta:generator>LibreOffice/5.1.6.2$Linux_X86_64 LibreOffice_project/10m0$Build-2</meta:generator>
  </office:meta>
</office:document-meta>
</file>